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4pt" officeooo:rsid="00203ef4" officeooo:paragraph-rsid="00203ef4" style:font-size-asian="12.25pt" style:font-size-complex="14pt"/>
    </style:style>
    <style:style style:name="P2" style:family="paragraph" style:parent-style-name="Standard">
      <style:text-properties style:font-name="arial" fo:font-size="14pt" officeooo:rsid="002248ff" officeooo:paragraph-rsid="002248ff" style:font-size-asian="12.25pt" style:font-size-complex="14pt"/>
    </style:style>
    <style:style style:name="P3" style:family="paragraph" style:parent-style-name="Standard">
      <style:text-properties style:font-name="arial" fo:font-size="14pt" officeooo:rsid="002248ff" officeooo:paragraph-rsid="002248ff" style:font-size-asian="14pt" style:font-size-complex="14pt"/>
    </style:style>
    <style:style style:name="P4" style:family="paragraph" style:parent-style-name="Standard">
      <style:text-properties style:font-name="arial" fo:font-size="14pt" officeooo:rsid="0023ed23" officeooo:paragraph-rsid="0023ed23" style:font-size-asian="14pt" style:font-size-complex="14pt"/>
    </style:style>
    <style:style style:name="P5" style:family="paragraph" style:parent-style-name="Standard">
      <style:text-properties style:font-name="arial" fo:font-size="14pt" officeooo:paragraph-rsid="00203ef4" style:font-size-asian="14pt" style:font-size-complex="14pt"/>
    </style:style>
    <style:style style:name="P6" style:family="paragraph" style:parent-style-name="Standard">
      <style:text-properties style:font-name="arial" fo:font-size="14pt" officeooo:rsid="00203ef4" officeooo:paragraph-rsid="00203ef4" style:font-size-asian="14pt" style:font-size-complex="14pt"/>
    </style:style>
    <style:style style:name="P7" style:family="paragraph" style:parent-style-name="Standard">
      <style:text-properties style:font-name="arial" fo:font-size="14pt" officeooo:rsid="00254c97" officeooo:paragraph-rsid="00203ef4" style:font-size-asian="14pt" style:font-size-complex="14pt"/>
    </style:style>
    <style:style style:name="P8" style:family="paragraph" style:parent-style-name="Standard">
      <style:text-properties style:font-name="arial" fo:font-size="14pt" officeooo:rsid="00254c97" officeooo:paragraph-rsid="00254c97" style:font-size-asian="14pt" style:font-size-complex="14pt"/>
    </style:style>
    <style:style style:name="P9" style:family="paragraph" style:parent-style-name="Standard">
      <style:text-properties style:font-name="arial" fo:font-size="14pt" fo:font-weight="bold" officeooo:rsid="00203ef4" officeooo:paragraph-rsid="00203ef4" style:font-size-asian="14pt" style:font-weight-asian="bold" style:font-size-complex="14pt" style:font-weight-complex="bold"/>
    </style:style>
    <style:style style:name="P10" style:family="paragraph" style:parent-style-name="Standard">
      <style:text-properties style:font-name="arial" fo:font-size="14pt" fo:font-weight="bold" officeooo:paragraph-rsid="00203ef4" style:font-size-asian="14pt" style:font-weight-asian="bold" style:font-size-complex="14pt" style:font-weight-complex="bold"/>
    </style:style>
    <style:style style:name="P11" style:family="paragraph" style:parent-style-name="Standard">
      <style:text-properties style:font-name="arial" fo:font-size="14pt" fo:font-weight="bold" officeooo:rsid="00203ef4" officeooo:paragraph-rsid="00203ef4" style:font-size-asian="12.25pt" style:font-weight-asian="bold" style:font-size-complex="14pt" style:font-weight-complex="bold"/>
    </style:style>
    <style:style style:name="P12" style:family="paragraph" style:parent-style-name="Standard">
      <style:text-properties style:font-name="arial" fo:font-size="14pt" fo:font-weight="bold" officeooo:rsid="00254c97" officeooo:paragraph-rsid="00254c97" style:font-size-asian="12.25pt" style:font-weight-asian="bold" style:font-size-complex="14pt" style:font-weight-complex="bold"/>
    </style:style>
    <style:style style:name="P13" style:family="paragraph" style:parent-style-name="Standard">
      <style:text-properties officeooo:paragraph-rsid="00203ef4"/>
    </style:style>
    <style:style style:name="P14" style:family="paragraph" style:parent-style-name="Standard">
      <style:text-properties officeooo:paragraph-rsid="0023ed23"/>
    </style:style>
    <style:style style:name="P15" style:family="paragraph" style:parent-style-name="Standard">
      <style:text-properties officeooo:rsid="00254c97" officeooo:paragraph-rsid="00254c97"/>
    </style:style>
    <style:style style:name="T1" style:family="text">
      <style:text-properties style:font-name="arial" fo:font-size="14pt" fo:font-weight="bold" officeooo:rsid="00203ef4" style:font-size-asian="14pt" style:font-weight-asian="bold" style:font-size-complex="14pt" style:font-weight-complex="bold"/>
    </style:style>
    <style:style style:name="T2" style:family="text">
      <style:text-properties officeooo:rsid="0023ed23"/>
    </style:style>
    <style:style style:name="T3" style:family="text">
      <style:text-properties style:font-name="arial" fo:font-size="14pt" style:font-size-asian="12.25pt" style:font-size-complex="14pt"/>
    </style:style>
    <style:style style:name="T4" style:family="text">
      <style:text-properties style:font-name="arial" fo:font-size="14pt" officeooo:rsid="00254c97" style:font-size-asian="12.25pt" style:font-size-complex="14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/>
      <text:p text:style-name="P12">Stephany C. Siqueira </text:p>
      <text:p text:style-name="P12">Numero: 27 <text:line-break/>1 A </text:p>
      <text:p text:style-name="P11"/>
      <text:p text:style-name="P11"/>
      <text:p text:style-name="P11">Oque <text:s/>são objetivos ? </text:p>
      <text:p text:style-name="P1"/>
      <text:p text:style-name="P2">O objetivo pode ser um adjetivo ou um substantivo e significa o fim que se deseja atingir, a meta que se pretende alcançar ou oque é relativo ao abjetivo, que é concreto e existe independentemente do pensamento. </text:p>
      <text:p text:style-name="P13"/>
      <text:p text:style-name="P10">Oque são <text:span text:style-name="T2">metas</text:span> ?</text:p>
      <text:p text:style-name="P5"><text:s/></text:p>
      <text:p text:style-name="P3"><text:s/><text:span text:style-name="T2">Meta nada mais é que uma posição no futuro relacionada a tempo e valor, que exige algum grau de esforço de dedicação para ser alcançada. </text:span></text:p>
      <text:p text:style-name="P5"/>
      <text:p text:style-name="P9">Oque são hábitos ?</text:p>
      <text:p text:style-name="P6"/>
      <text:p text:style-name="P4">Hábito está definida como costume <text:s/>ou maneira frequente ,de ser , fazer , ou sentir. Saudáveis ou não, os hábitos cedo ou tarde irão se refletir na saúde. Daí a importância de sustentar um cotidiano salutar e positivo.</text:p>
      <text:p text:style-name="P6"/>
      <text:p text:style-name="P9">Porque criamos alguns hábitos com mais facilidade e outros não ?</text:p>
      <text:p text:style-name="P7"/>
      <text:p text:style-name="P8">Porque alguns são mas facies que outras.</text:p>
      <text:p text:style-name="P6"/>
      <text:p text:style-name="P14"><text:span text:style-name="T1">Pesquise ferramentas ou aplicativos que auxilie a integrar novos hábitos no cotidiano e explique como funciona ​?</text:span></text:p>
      <text:p text:style-name="P14"><text:span text:style-name="T1"/></text:p>
      <text:p text:style-name="P14">​<text:span text:style-name="T4">Todoist : é um aplicativo para organizar tarefas gratuito, que oferece lista de tarefas. </text:span></text:p>
      <text:p text:style-name="P15"><text:span text:style-name="T4"/></text:p>
      <text:p text:style-name="P15"><text:span text:style-name="T3">Wunderlist: no aplicativo você adiciona novas tarefas e cria descrições rápidas e práticas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4-11T11:18:11.011113230</meta:creation-date>
    <meta:generator>LibreOffice/5.1.6.2$Linux_X86_64 LibreOffice_project/10m0$Build-2</meta:generator>
    <dc:date>2022-04-11T13:50:53.591710624</dc:date>
    <meta:editing-duration>PT31M3S</meta:editing-duration>
    <meta:editing-cycles>4</meta:editing-cycles>
    <meta:document-statistic meta:table-count="0" meta:image-count="0" meta:object-count="0" meta:page-count="1" meta:paragraph-count="14" meta:word-count="181" meta:character-count="1061" meta:non-whitespace-character-count="879"/>
  </office:meta>
</office:document-meta>
</file>